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7046" officeooo:paragraph-rsid="00127046"/>
    </style:style>
    <style:style style:name="P2" style:family="paragraph" style:parent-style-name="Text_20_body">
      <style:paragraph-properties fo:margin-left="0.767cm" fo:margin-right="0cm" fo:text-indent="0cm" style:auto-text-indent="false"/>
    </style:style>
    <style:style style:name="P3" style:family="paragraph" style:parent-style-name="Heading_20_1">
      <style:text-properties officeooo:rsid="00127046" officeooo:paragraph-rsid="00127046"/>
    </style:style>
    <style:style style:name="P4" style:family="paragraph" style:parent-style-name="Preformatted_20_Text">
      <style:paragraph-properties fo:margin-top="0cm" fo:margin-bottom="0.499cm" loext:contextual-spacing="false"/>
      <style:text-properties loext:padding="0cm" loext:border="none"/>
    </style:style>
    <style:style style:name="P5" style:family="paragraph" style:parent-style-name="Preformatted_20_Text">
      <style:paragraph-properties fo:margin-left="0.767cm" fo:margin-right="0cm" fo:margin-top="0cm" fo:margin-bottom="0.499cm" loext:contextual-spacing="false" fo:text-indent="0cm" style:auto-text-indent="false"/>
      <style:text-properties loext:padding="0cm" loext:border="none"/>
    </style:style>
    <style:style style:name="P6" style:family="paragraph" style:parent-style-name="Preformatted_20_Text">
      <style:paragraph-properties fo:margin-left="0.767cm" fo:margin-right="0cm" fo:margin-top="0cm" fo:margin-bottom="0cm" loext:contextual-spacing="false" fo:text-indent="0cm" style:auto-text-indent="false"/>
      <style:text-properties loext:padding="0cm" loext:border="none"/>
    </style:style>
    <style:style style:name="P7" style:family="paragraph" style:parent-style-name="Heading_20_2">
      <style:text-properties officeooo:rsid="00127046" officeooo:paragraph-rsid="00127046"/>
    </style:style>
    <style:style style:name="P8" style:family="paragraph" style:parent-style-name="Heading_20_2">
      <style:paragraph-properties fo:margin-left="0.767cm" fo:margin-right="0cm" fo:text-indent="0cm" style:auto-text-inden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op 10 Hadoop Shell Commands to Manage HDFS</text:h>
      <text:p text:style-name="P1"/>
      <text:p text:style-name="P1"/>
      <text:h text:style-name="P7" text:outline-level="2">1. Create a directory in HDFS at given path(s).</text:h>
      <text:p text:style-name="P5">Usage:</text:p>
      <text:p text:style-name="P4">hadoop fs -mkdir &lt;paths&gt;</text:p>
      <text:p text:style-name="P4">Example:</text:p>
      <text:p text:style-name="P6">hadoop fs -mkdir /user/saurzcode/dir1 /user/saurzcode/dir2</text:p>
      <text:h text:style-name="P8" text:outline-level="2">2.  List the contents of a directory.</text:h>
      <text:p text:style-name="P5">Usage :</text:p>
      <text:p text:style-name="P4">hadoop fs -ls &lt;args&gt;</text:p>
      <text:p text:style-name="P4">Example:</text:p>
      <text:p text:style-name="P6">hadoop fs -ls /user/saurzcode</text:p>
      <text:h text:style-name="P8" text:outline-level="2">3. Upload and download a file in HDFS.</text:h>
      <text:p text:style-name="Text_20_body"><text:span text:style-name="Strong_20_Emphasis"><text:span text:style-name="Emphasis">Upload</text:span></text:span><text:span text:style-name="Strong_20_Emphasis">:</text:span></text:p>
      <text:p text:style-name="Text_20_body"><text:span text:style-name="Strong_20_Emphasis">hadoop fs -put:</text:span></text:p>
      <text:p text:style-name="Text_20_body">Copy single src file, or multiple src files from local file system to the Hadoop data file system</text:p>
      <text:p text:style-name="P5">Usage:</text:p>
      <text:p text:style-name="P4">hadoop fs -put &lt;localsrc&gt; ... &lt;HDFS_dest_Path&gt;</text:p>
      <text:p text:style-name="P4">Example:</text:p>
      <text:p text:style-name="P6">hadoop fs -put /home/saurzcode/Samplefile.txt <text:s/>/user/saurzcode/dir3/</text:p>
      <text:p text:style-name="P2"><text:span text:style-name="Emphasis"><text:span text:style-name="Strong_20_Emphasis">Download:</text:span></text:span></text:p>
      <text:p text:style-name="Text_20_body"><text:span text:style-name="Strong_20_Emphasis">hadoop fs -get:</text:span></text:p>
      <text:p text:style-name="Text_20_body">Copies/Downloads files to the local file system</text:p>
      <text:p text:style-name="P5">Usage:</text:p>
      <text:p text:style-name="P4">hadoop fs -get &lt;hdfs_src&gt; &lt;localdst&gt;</text:p>
      <text:p text:style-name="P4">Example:</text:p>
      <text:p text:style-name="P6">hadoop fs -get /user/saurzcode/dir3/Samplefile.txt /home/</text:p>
      <text:h text:style-name="P8" text:outline-level="2"><text:soft-page-break/>4. See contents of a file</text:h>
      <text:p text:style-name="Text_20_body">Same as unix cat command:</text:p>
      <text:p text:style-name="P5">Usage:</text:p>
      <text:p text:style-name="P4">hadoop fs -cat &lt;path[filename]&gt;</text:p>
      <text:p text:style-name="P4">Example:</text:p>
      <text:p text:style-name="P6">hadoop fs -cat /user/saurzcode/dir1/abc.txt</text:p>
      <text:h text:style-name="P8" text:outline-level="2">5. Copy a file from source to destination</text:h>
      <text:p text:style-name="Text_20_body">This command allows multiple sources as well in which case the destination must be a directory.</text:p>
      <text:p text:style-name="P5">Usage:</text:p>
      <text:p text:style-name="P4">hadoop fs -cp &lt;source&gt; &lt;dest&gt;</text:p>
      <text:p text:style-name="P4">Example:</text:p>
      <text:p text:style-name="P6">hadoop fs -cp /user/saurzcode/dir1/abc.txt /user/saurzcode/dir2</text:p>
      <text:h text:style-name="P8" text:outline-level="2">6. Copy a file from/To Local file system to HDFS</text:h>
      <text:p text:style-name="Text_20_body"><text:span text:style-name="Strong_20_Emphasis">copyFromLocal</text:span></text:p>
      <text:p text:style-name="P5">Usage:</text:p>
      <text:p text:style-name="P4">hadoop fs -copyFromLocal &lt;localsrc&gt; URI</text:p>
      <text:p text:style-name="P4">Example:</text:p>
      <text:p text:style-name="P6">hadoop fs -copyFromLocal /home/saurzcode/abc.txt <text:s/>/user/saurzcode/abc.txt</text:p>
      <text:p text:style-name="P2">Similar to put command, except that the source is restricted to a local file reference.</text:p>
      <text:p text:style-name="Text_20_body"><text:span text:style-name="Strong_20_Emphasis">copyToLocal</text:span></text:p>
      <text:p text:style-name="P5">Usage:</text:p>
      <text:p text:style-name="P6">hadoop fs -copyToLocal [-ignorecrc] [-crc] URI &lt;localdst&gt;</text:p>
      <text:p text:style-name="P2">Similar to get command, except that the destination is restricted to a local file reference.</text:p>
      <text:h text:style-name="Heading_20_2" text:outline-level="2">7. Move file from source to destination.</text:h>
      <text:p text:style-name="Text_20_body">Note:- Moving files across filesystem is not permitted.</text:p>
      <text:p text:style-name="P5">Usage :</text:p>
      <text:p text:style-name="P4">hadoop fs -mv &lt;src&gt; &lt;dest&gt;</text:p>
      <text:p text:style-name="P4">Example:</text:p>
      <text:p text:style-name="P6">hadoop fs -mv /user/saurzcode/dir1/abc.txt /user/saurzcode/dir2</text:p>
      <text:h text:style-name="P8" text:outline-level="2"><text:soft-page-break/>8. Remove a file or directory in HDFS.</text:h>
      <text:p text:style-name="Text_20_body">Remove files specified as argument. Deletes directory only when it is empty</text:p>
      <text:p text:style-name="P5">Usage :</text:p>
      <text:p text:style-name="P4">hadoop fs -rm &lt;arg&gt;</text:p>
      <text:p text:style-name="P4">Example:</text:p>
      <text:p text:style-name="P6">hadoop fs -rm /user/saurzcode/dir1/abc.txt</text:p>
      <text:p text:style-name="P2"><text:span text:style-name="Emphasis"><text:span text:style-name="Strong_20_Emphasis">Recursive version of delete.</text:span></text:span></text:p>
      <text:p text:style-name="P5">Usage :</text:p>
      <text:p text:style-name="P4">hadoop fs -rmr &lt;arg&gt;</text:p>
      <text:p text:style-name="P4">Example:</text:p>
      <text:p text:style-name="P6">hadoop fs -rmr /user/saurzcode/</text:p>
      <text:h text:style-name="P8" text:outline-level="2">9. Display last few lines of a file.</text:h>
      <text:p text:style-name="Text_20_body">Similar to tail command in Unix.</text:p>
      <text:p text:style-name="P5">Usage :</text:p>
      <text:p text:style-name="P4">hadoop fs -tail &lt;path[filename]&gt;</text:p>
      <text:p text:style-name="P4">Example:</text:p>
      <text:p text:style-name="P6">hadoop fs -tail /user/saurzcode/dir1/abc.txt</text:p>
      <text:h text:style-name="P8" text:outline-level="2">10. Display the aggregate length of a file.</text:h>
      <text:p text:style-name="P5">Usage :</text:p>
      <text:p text:style-name="P4">hadoop fs -du &lt;path&gt;</text:p>
      <text:p text:style-name="P4">Example:</text:p>
      <text:p text:style-name="P4">hadoop fs -du /user/saurzcode/dir1/abc.tx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05:39:42.880837152</meta:creation-date>
    <dc:date>2017-07-11T05:41:50.747422532</dc:date>
    <meta:editing-duration>PT2M10S</meta:editing-duration>
    <meta:editing-cycles>1</meta:editing-cycles>
    <meta:document-statistic meta:table-count="0" meta:image-count="0" meta:object-count="0" meta:page-count="3" meta:paragraph-count="77" meta:word-count="349" meta:character-count="2331" meta:non-whitespace-character-count="2056"/>
    <meta:generator>LibreOffice/5.1.6.2$Linux_X86_64 LibreOffice_project/10m0$Build-2</meta:generator>
  </office:meta>
</office:document-meta>
</file>